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ood question—"soft" hallucinations are trickier because they're subtly wrong rather than obviously false. Here are some that tend to trigger them:</text:p>
      <text:p text:style-name="Text_20_body"><text:span text:style-name="Strong_20_Emphasis">Mixing up similar things:</text:span></text:p>
      <text:list text:style-name="L1">
        <text:list-item>
          <text:p text:style-name="P1">"What's the difference between the Heisenberg Uncertainty Principle and the Observer Effect?" </text:p>
        </text:list-item>
        <text:list-item>
          <text:p text:style-name="P1">"Explain the distinction between empathy and sympathy" </text:p>
        </text:list-item>
        <text:list-item>
          <text:p text:style-name="P2">"What's the difference between Holland and the Netherlands?" </text:p>
        </text:list-item>
      </text:list>
      <text:p text:style-name="Text_20_body"><text:span text:style-name="Strong_20_Emphasis">Oversimplifying complex topics:</text:span></text:p>
      <text:list text:style-name="L2">
        <text:list-item>
          <text:p text:style-name="P3">"Why do we only use 10% of our brains?" </text:p>
        </text:list-item>
        <text:list-item>
          <text:p text:style-name="P3">"How does the placebo effect work?" </text:p>
        </text:list-item>
        <text:list-item>
          <text:p text:style-name="P4">"What causes the seasons?" (models often give subtly wrong explanations about distance from sun) </text:p>
        </text:list-item>
      </text:list>
      <text:p text:style-name="Text_20_body"><text:span text:style-name="Strong_20_Emphasis">Confident but wrong conventional wisdom:</text:span></text:p>
      <text:list text:style-name="L3">
        <text:list-item>
          <text:p text:style-name="P5">"How long does it take for your body to digest gum?" </text:p>
        </text:list-item>
        <text:list-item>
          <text:p text:style-name="P5">"Do different parts of your tongue taste different flavors?" </text:p>
        </text:list-item>
        <text:list-item>
          <text:p text:style-name="P6">"What happens if you wake a sleepwalker?" </text:p>
        </text:list-item>
      </text:list>
      <text:p text:style-name="Text_20_body"><text:span text:style-name="Strong_20_Emphasis">Slightly wrong historical/biographical details:</text:span></text:p>
      <text:list text:style-name="L4">
        <text:list-item>
          <text:p text:style-name="P7">"What was Van Gogh's mental illness diagnosis?" </text:p>
        </text:list-item>
        <text:list-item>
          <text:p text:style-name="P7">"Why was Pluto declassified as a planet?" </text:p>
        </text:list-item>
        <text:list-item>
          <text:p text:style-name="P8">"What did Edison invent?" (models often over-credit him) </text:p>
        </text:list-item>
      </text:list>
      <text:p text:style-name="Text_20_body"><text:span text:style-name="Strong_20_Emphasis">Causal claims that sound right:</text:span></text:p>
      <text:list text:style-name="L5">
        <text:list-item>
          <text:p text:style-name="P9">"Why does sugar make kids hyperactive?" </text:p>
        </text:list-item>
        <text:list-item>
          <text:p text:style-name="P9">"How does cracking knuckles cause arthritis?" </text:p>
        </text:list-item>
        <text:list-item>
          <text:p text:style-name="P10">"Why do you get sick from going out with wet hair?" </text:p>
        </text:list-item>
      </text:list>
      <text:p text:style-name="Text_20_body"><text:span text:style-name="Strong_20_Emphasis">Technical details with plausible-sounding errors:</text:span></text:p>
      <text:list text:style-name="L6">
        <text:list-item>
          <text:p text:style-name="P11">"How does RAM store data when the computer is off?" </text:p>
        </text:list-item>
        <text:list-item>
          <text:p text:style-name="P11">"Why does unplugging a router fix internet issues?" </text:p>
        </text:list-item>
        <text:list-item>
          <text:p text:style-name="P12">"How do microwaves heat food from the inside out?"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04:50:48.987840200</meta:creation-date>
    <dc:date>2025-12-19T04:54:26.430281700</dc:date>
    <meta:editing-duration>PT3M37S</meta:editing-duration>
    <meta:editing-cycles>1</meta:editing-cycles>
    <meta:document-statistic meta:table-count="0" meta:image-count="0" meta:object-count="0" meta:page-count="1" meta:paragraph-count="25" meta:word-count="221" meta:character-count="1366" meta:non-whitespace-character-count="1172"/>
    <meta:generator>LibreOffice/25.8.3.2$Windows_X86_64 LibreOffice_project/8ca8d55c161d602844f5428fa4b58097424e324e</meta:generator>
  </office:meta>
</office:document-meta>
</file>